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5d890" officeooo:paragraph-rsid="0015d890"/>
    </style:style>
    <style:style style:name="P2" style:family="paragraph" style:parent-style-name="Standard">
      <style:paragraph-properties fo:text-align="center" style:justify-single-word="false"/>
      <style:text-properties officeooo:rsid="0015d890" officeooo:paragraph-rsid="0015d890"/>
    </style:style>
    <style:style style:name="P3" style:family="paragraph" style:parent-style-name="Standard">
      <style:paragraph-properties fo:text-align="center" style:justify-single-word="false"/>
      <style:text-properties fo:font-weight="bold" officeooo:rsid="0015d890" officeooo:paragraph-rsid="0015d890" style:font-weight-asian="bold" style:font-weight-complex="bold"/>
    </style:style>
    <style:style style:name="P4" style:family="paragraph" style:parent-style-name="Standard">
      <style:text-properties officeooo:rsid="0016a0aa" officeooo:paragraph-rsid="0016a0aa"/>
    </style:style>
    <style:style style:name="P5" style:family="paragraph" style:parent-style-name="Standard" style:list-style-name="L1">
      <style:text-properties officeooo:rsid="0015d890" officeooo:paragraph-rsid="0015d890"/>
    </style:style>
    <style:style style:name="P6" style:family="paragraph" style:parent-style-name="Standard">
      <style:text-properties officeooo:rsid="0015d890" officeooo:paragraph-rsid="0015d890"/>
    </style:style>
    <style:style style:name="P7" style:family="paragraph" style:parent-style-name="Standard" style:master-page-name="Landscape">
      <style:paragraph-properties style:page-number="auto"/>
      <style:text-properties officeooo:rsid="0015d890" officeooo:paragraph-rsid="0015d890"/>
    </style:style>
    <style:style style:name="P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 style:family="paragraph">
      <style:paragraph-properties fo:margin-left="0in" fo:margin-right="0in" fo:margin-top="0in" fo:margin-bottom="0in" fo:line-height="100%" fo:text-align="end" fo:text-indent="0in"/>
    </style:style>
    <style:style style:name="P10" style:family="paragraph">
      <loext:graphic-properties draw:fill="none" draw:fill-color="#ffffff"/>
      <style:paragraph-properties fo:margin-left="0in" fo:margin-right="0in" fo:margin-top="0in" fo:margin-bottom="0in" fo:line-height="100%" fo:text-align="end" fo:text-indent="0in"/>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 style:family="paragraph">
      <loext:graphic-properties draw:fill="none" draw:fill-color="#729fcf"/>
      <style:paragraph-properties fo:margin-left="0in" fo:margin-right="0in" fo:margin-top="0in" fo:margin-bottom="0in" fo:line-height="100%" fo:text-align="end"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 style:family="paragraph">
      <loext:graphic-properties draw:fill="none" draw:fill-color="#729fcf"/>
      <style:paragraph-properties fo:margin-left="0in" fo:margin-right="0in" fo:margin-top="0in" fo:margin-bottom="0in" fo:line-height="100%" fo:text-align="end" fo:text-indent="0in"/>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3" style:family="paragraph">
      <style:paragraph-properties fo:margin-left="0in" fo:margin-right="0in" fo:margin-top="0in" fo:margin-bottom="0in" fo:line-height="100%" fo:text-align="center" fo:text-indent="0in"/>
    </style:style>
    <style:style style:name="P14"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6a0aa"/>
    </style:style>
    <style:style style:name="T2" style:family="text">
      <style:text-properties officeooo:rsid="0016cf27"/>
    </style:style>
    <style:style style:name="T3"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819in" fo:padding-top="0in" fo:padding-bottom="0in" fo:padding-left="0in" fo:padding-right="0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8in" fo:padding-top="0in" fo:padding-bottom="0in" fo:padding-left="0in" fo:padding-right="0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65in" fo:padding-top="0in" fo:padding-bottom="0in" fo:padding-left="0in" fo:padding-right="0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81in" fo:padding-top="0in" fo:padding-bottom="0in" fo:padding-left="0in" fo:padding-right="0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52in" fo:padding-top="0in" fo:padding-bottom="0in" fo:padding-left="0in" fo:padding-right="0in" draw:shadow="hidden" draw:shadow-offset-x="0.0783in" draw:shadow-offset-y="0.0783in" draw:shadow-color="#808080" style:run-through="foreground"/>
    </style:style>
    <style:style style:name="gr11"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0201in" svg:stroke-color="#ff3333" draw:marker-start="" draw:marker-start-width="0.1398in" draw:marker-start-center="false" draw:marker-end="" draw:marker-end-width="0.1398in" draw:marker-end-center="false" svg:stroke-opacity="50%" draw:fill="none" draw:fill-color="#729fcf" draw:textarea-horizontal-align="right" draw:textarea-vertical-align="middle" fo:padding-top="0.0098in" fo:padding-bottom="0.0098in" fo:padding-left="0.0098in" fo:padding-right="-0.1894in" draw:shadow="hidden" draw:shadow-offset-x="0.0783in" draw:shadow-offset-y="0.0783in" draw:shadow-color="#808080" style:run-through="foreground"/>
    </style:style>
    <style:style style:name="gr15" style:family="graphic">
      <style:graphic-properties draw:stroke="solid" svg:stroke-width="0.0201in" svg:stroke-color="#ff3333" draw:marker-start="" draw:marker-start-width="0.1398in" draw:marker-start-center="false" draw:marker-end="" draw:marker-end-width="0.1398in" draw:marker-end-center="false" svg:stroke-opacity="50%" draw:fill="none" draw:fill-color="#729fcf" draw:textarea-horizontal-align="right" draw:textarea-vertical-align="middle" fo:padding-top="0.0098in" fo:padding-bottom="0.0098in" fo:padding-left="0.0098in" fo:padding-right="-0.1894in" draw:shadow="hidden" draw:shadow-offset-x="0.0783in" draw:shadow-offset-y="0.0783in" draw:shadow-color="#808080" style:run-through="foreground"/>
    </style:style>
    <style:style style:name="gr16" style:family="graphic">
      <style:graphic-properties draw:stroke="solid" svg:stroke-width="0.0201in" svg:stroke-color="#ff3333" draw:marker-start="" draw:marker-start-width="0.1398in" draw:marker-start-center="false" draw:marker-end="" draw:marker-end-width="0.1398in" draw:marker-end-center="false" svg:stroke-opacity="50%" draw:fill="none" draw:fill-color="#729fcf" draw:textarea-horizontal-align="right" draw:textarea-vertical-align="middle" fo:padding-top="0.0098in" fo:padding-bottom="0.0098in" fo:padding-left="0.0098in" fo:padding-right="-0.1894in" draw:shadow="hidden" draw:shadow-offset-x="0.0783in" draw:shadow-offset-y="0.0783in" draw:shadow-color="#808080" style:run-through="foreground"/>
    </style:style>
    <style:style style:name="gr17" style:family="graphic">
      <style:graphic-properties draw:stroke="solid" svg:stroke-width="0.0201in" svg:stroke-color="#ff3333" draw:marker-start="" draw:marker-start-width="0.1398in" draw:marker-start-center="false" draw:marker-end="" draw:marker-end-width="0.1398in" draw:marker-end-center="false" svg:stroke-opacity="50%" draw:fill="none" draw:fill-color="#729fcf" draw:textarea-horizontal-align="right" draw:textarea-vertical-align="middle" fo:padding-top="0.0098in" fo:padding-bottom="0.0098in" fo:padding-left="0.0098in" fo:padding-right="-0.1894in" draw:shadow="hidden" draw:shadow-offset-x="0.0783in" draw:shadow-offset-y="0.0783in" draw:shadow-color="#808080" style:run-through="foreground"/>
    </style:style>
    <style:style style:name="gr18" style:family="graphic">
      <style:graphic-properties draw:stroke="solid" svg:stroke-width="0.0201in" svg:stroke-color="#ff3333" draw:marker-start="" draw:marker-start-width="0.1398in" draw:marker-start-center="false" draw:marker-end="" draw:marker-end-width="0.1398in" draw:marker-end-center="false" svg:stroke-opacity="50%" draw:fill="none" draw:fill-color="#729fcf" draw:textarea-horizontal-align="right" draw:textarea-vertical-align="middle" fo:padding-top="0.0098in" fo:padding-bottom="0.0098in" fo:padding-left="0.0098in" fo:padding-right="-0.1894in" draw:shadow="hidden" draw:shadow-offset-x="0.0783in" draw:shadow-offset-y="0.0783in" draw:shadow-color="#808080" style:run-through="foreground"/>
    </style:style>
    <style:style style:name="gr19" style:family="graphic">
      <style:graphic-properties draw:stroke="solid" svg:stroke-width="0.0201in" svg:stroke-color="#ff3333" draw:marker-start="" draw:marker-start-width="0.1398in" draw:marker-start-center="false" draw:marker-end="" draw:marker-end-width="0.1398in" draw:marker-end-center="false" svg:stroke-opacity="50%" draw:fill="none" draw:fill-color="#729fcf" draw:textarea-horizontal-align="right" draw:textarea-vertical-align="middle" fo:padding-top="0.0098in" fo:padding-bottom="0.0098in" fo:padding-left="0.0098in" fo:padding-right="-0.1894in" draw:shadow="hidden" draw:shadow-offset-x="0.0783in" draw:shadow-offset-y="0.0783in" draw:shadow-color="#808080" style:run-through="foreground"/>
    </style:style>
    <style:style style:name="gr20" style:family="graphic">
      <style:graphic-properties draw:stroke="solid" svg:stroke-width="0.0201in" svg:stroke-color="#ff3333" draw:marker-start="" draw:marker-start-width="0.1398in" draw:marker-start-center="false" draw:marker-end="" draw:marker-end-width="0.1398in" draw:marker-end-center="false" svg:stroke-opacity="50%" draw:fill="none" draw:fill-color="#729fcf" draw:textarea-horizontal-align="right" draw:textarea-vertical-align="middle" fo:padding-top="0.0098in" fo:padding-bottom="0.0098in" fo:padding-left="0.0098in" fo:padding-right="-0.1894in" draw:shadow="hidden" draw:shadow-offset-x="0.0783in" draw:shadow-offset-y="0.0783in" draw:shadow-color="#808080" style:run-through="foreground"/>
    </style:style>
    <style:style style:name="gr21" style:family="graphic">
      <style:graphic-properties draw:stroke="solid" svg:stroke-width="0.0201in" svg:stroke-color="#ff3333" draw:marker-start="" draw:marker-start-width="0.1398in" draw:marker-start-center="false" draw:marker-end="" draw:marker-end-width="0.1398in" draw:marker-end-center="false" svg:stroke-opacity="50%" draw:fill="none" draw:fill-color="#729fcf" draw:textarea-horizontal-align="right" draw:textarea-vertical-align="middle" fo:padding-top="0.0098in" fo:padding-bottom="0.0098in" fo:padding-left="0.0098in" fo:padding-right="-0.189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svg:stroke-width="0.0201in" svg:stroke-color="#ff3333" draw:marker-start="" draw:marker-start-width="0.1398in" draw:marker-start-center="false" draw:marker-end="" draw:marker-end-width="0.1398in" draw:marker-end-center="false" svg:stroke-opacity="50%" draw:fill="none" draw:fill-color="#729fcf" draw:textarea-horizontal-align="right" draw:textarea-vertical-align="middle" fo:padding-top="0.0098in" fo:padding-bottom="0.0098in" fo:padding-left="0.0098in" fo:padding-right="-0.189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035in" fo:padding-top="0in" fo:padding-bottom="0in" fo:padding-left="0in" fo:padding-right="0in" draw:shadow="hidden" draw:shadow-offset-x="0.0783in" draw:shadow-offset-y="0.0783in" draw:shadow-color="#808080" style:run-through="foreground"/>
    </style:style>
    <style:style style:name="gr2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5516in" fo:padding-top="0.0492in" fo:padding-bottom="0.0492in" fo:padding-left="0.0984in" fo:padding-right="0.0984in" draw:shadow="hidden" draw:shadow-offset-x="0.0783in" draw:shadow-offset-y="0.0783in" draw:shadow-color="#808080" style:run-through="foreground"/>
    </styl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8x SPI Adapter</text:p>
      <text:p text:style-name="P2">(WIZ850io/25LC512)</text:p>
      <text:p text:style-name="P2">Theory of Operation</text:p>
      <text:p text:style-name="P2"><text:date style:data-style-name="N37" text:date-value="2019-07-15T12:15:16.415398078" text:fixed="true">07/15/19</text:date></text:p>
      <text:p text:style-name="P1"/>
      <text:h text:style-name="Heading_20_3" text:outline-level="3">Basic SPI</text:h>
      <text:p text:style-name="P1"/>
      <text:p text:style-name="P1">MOSI - Master Out Slave In - carries serial data from the H8/H89 to the SPI devices. MISO - Master In Slave Out - carries serial data from the SPI devices to the H8/H89. SCLK clocks data over MOSI and MISO, <text:span text:style-name="T1">simultaneously.</text:span> The only way to read data is to clock-out (write) data. SPI devices will ignore written data while they are in a read phase. Likewise, the H8/H89 ignores read data while writing.</text:p>
      <text:p text:style-name="P1"/>
      <text:p text:style-name="P1">The SPI adapter will clock 8 bits when either an IN or OUT instruction (on the data port) is performed, however in the case of IN there is no data loaded into the output (write) shift register. Also, in the case of IN, there is a delay for when the input data is available, since the shifting occurs *after* the IN instruction. Since SPI devices require a command in order to perform an operation, there is at least one OUT (the command) performed prior to any INs. The data from the first IN instruction after writing the command (and parameters) will be ignored, as it contains no meaningful value. As an example, a command to read 16 bytes will consist of 17 IN instructions, with data from the first being discarded.</text:p>
      <text:p text:style-name="P1"/>
      <text:p text:style-name="P1">Devices share the same MOSI, MISO, and SCLK signals, but each device has it's own /SCS (or /SS) signal, to select them as active. T<text:span text:style-name="T1">he absence of t</text:span>his select signal causes the SPI device to ignore <text:span text:style-name="T1">its</text:span> serial input line and tri-state <text:span text:style-name="T1">its</text:span> serial output line.</text:p>
      <text:p text:style-name="P1"/>
      <text:p text:style-name="P1">The general protocol for communicating with an SPI device is:</text:p>
      <text:p text:style-name="P1"/>
      <text:list xml:id="list1894451542" text:style-name="L1">
        <text:list-item>
          <text:p text:style-name="P5">Set the select bit for the desired device to "1"</text:p>
        </text:list-item>
        <text:list-item>
          <text:p text:style-name="P5">Output one or more <text:span text:style-name="T1">bytes for the </text:span>command/parameter<text:span text:style-name="T1">(s)</text:span></text:p>
        </text:list-item>
        <text:list-item>
          <text:p text:style-name="P5">Either output or input data bytes, depending on command</text:p>
        </text:list-item>
        <text:list-item>
          <text:p text:style-name="P5">Clear the select bit</text:p>
        </text:list-item>
      </text:list>
      <text:p text:style-name="P1"/>
      <text:p text:style-name="P1">Note that step 4 is often required by the devices in order to execute a command (the command may not start until after step 4). Only one command may be issued per select cycle.</text:p>
      <text:p text:style-name="P1"/>
      <text:p text:style-name="P4">Most devices (the two used here) support an “auto increment” feature, such that the size of data transfers need not be specified in the command. The H8/H89 simply clears the /SCS signal after the last desired data byte. There may, however, be internal limitations on the devices such as page sizes or register bank boundaries.</text:p>
      <text:p text:style-name="P1"/>
      <text:h text:style-name="Heading_20_3" text:outline-level="3">Adapter Hardware <text:span text:style-name="T2">Operation</text:span></text:h>
      <text:p text:style-name="P1"/>
      <text:p text:style-name="P1">The /SCS (or /SS) signals are controlled by the 74LS175 latch, which is loaded by OUT on the control port. Bit 0 is /SCS for the WIZ850io. Bit 1 is the /SS for the 25LC512 NVRAM chip. System /RESET forces both (all) bits to "0".</text:p>
      <text:p text:style-name="P1"/>
      <text:p text:style-name="P1"><text:soft-page-break/>Serial data shifting is controlled by the 74LS161 counter, and associated circuitry. <text:s/>A system /RESET will, via the /SCS signals, preload 1111b into the counter. This forces Q3 to "1" which forces preset on the pair of 74LS74 flipflops. The Q output of the last flipflop drives the SCLK-DIS (serial clock disable) signal, which prevents the system CPU clock from reaching the shift registers. This condition will persist as long as no SPI device is selected.</text:p>
      <text:p text:style-name="P1"/>
      <text:p text:style-name="P1">Enabling /SCS for one of the devices (it is software's responsibility to ensure only one device is selected) releases the preload (/PE) on the 74LS161, but no clocking will begin since Q3 remains "1".</text:p>
      <text:p text:style-name="P1"/>
      <text:p text:style-name="P1">OUT instructions load the output data into the 74LS165 shift register. IN instructions read the data from the 74LS164 shift register. In both cases, the IO strobe will cause a /MR (reset the counter) which forces Q3 to "0" which is reflected by a "0" on the D input of the pair of flipflops.</text:p>
      <text:p text:style-name="P1"/>
      <text:p text:style-name="P1">After two CPU clock pulses the "0" from Q3 should reach the Q output of the flipflop pair, causing SCLK-DIS to be "0" and passing the CPU clock to the shift registers as well as the counter. <text:span text:style-name="T1">Note that the exact timing of this depends on the Z80 CPU timing for I/O instructions, and is triggered by the leading edge of the IO strobe (IORD or IOWR). </text:span>After 8 clock pulses, the counter will reach 1000b and Q3 will be "1" and this will force SCLK-DIS to a "1" again, stopping the shifting of data.</text:p>
      <text:p text:style-name="P1"/>
      <text:p text:style-name="P1">Successive IN/OUT instructions cause the same 8-cycles of CPU clock to be passed through to the shift registers. Once the H8/H89 (software) has completed the command and data, it clears the control port <text:span text:style-name="T1">-</text:span> turning off any /SCS signal <text:span text:style-name="T1">- </text:span>which forces the preload (/PE) active again, preventing the counter from functioning.</text:p>
      <text:p text:style-name="P1"/>
      <text:p text:style-name="P1"/>
      <text:p text:style-name="P7"><draw:g text:anchor-type="paragraph" draw:z-index="0" draw:name="Shape1" draw:style-name="gr1"><draw:polyline draw:style-name="gr2" draw:text-style-name="P8" svg:width="0.2602in" svg:height="4.6925in" draw:transform="rotate (-1.5707963267949) translate (5.4875in 0.99999999999999in)" svg:viewBox="0 0 662 11920" draw:points="0,11920 662,11920 662,11258 0,11258 0,10595 662,10595 662,9933 0,9933 0,9271 662,9271 662,8609 0,8609 0,7947 662,7947 662,7284 0,7284 0,6622 662,6622 662,5960 0,5960 0,5298 662,5298 662,4636 0,4636 0,3973 662,3973 662,3311 0,3311 0,2649 662,2649 662,1987 0,1987 0,1324 662,1324 662,662 0,662 0,0"><text:p/></draw:polyline><draw:polyline draw:style-name="gr3" draw:text-style-name="P8" svg:width="0.2602in" svg:height="3.1283in" draw:transform="rotate (-1.5707963267949) translate (8.61607142857142in 0.999999999999985in)" svg:viewBox="0 0 662 7947" draw:points="0,7947 662,7947 662,7284 0,7284 0,6622 662,6622 662,5960 0,5960 0,5298 662,5298 662,4636 0,4636 0,3973 662,3973 662,3311 0,3311 0,2649 662,2649 662,1987 0,1987 0,1324 662,1324 662,662 0,662 0,0 662,0"><text:p/></draw:polyline><draw:polyline draw:style-name="gr4" draw:text-style-name="P8" svg:width="2.6067in" svg:height="0.2602in" svg:x="0.7945in" svg:y="1.5213in" svg:viewBox="0 0 6622 662" draw:points="0,0 1656,0 1656,662 2318,662 2980,662 2980,0 6622,0"><text:p/></draw:polyline><draw:frame draw:style-name="gr5" draw:text-style-name="P10" svg:width="0.6642in" svg:height="0.1823in" svg:x="0in" svg:y="1.6in"><draw:text-box><text:p text:style-name="P9"><text:span text:style-name="T3">IOR/W</text:span></text:p></draw:text-box></draw:frame><draw:frame draw:style-name="gr6" draw:text-style-name="P10" svg:width="0.6642in" svg:height="0.228in" svg:x="0in" svg:y="1.1in"><draw:text-box><text:p text:style-name="P9"><text:span text:style-name="T3">CPU CLK</text:span></text:p></draw:text-box></draw:frame><draw:frame draw:style-name="gr7" draw:text-style-name="P10" svg:width="0.6142in" svg:height="0.1969in" svg:x="0.05in" svg:y="3.15in"><draw:text-box><text:p text:style-name="P9"><text:span text:style-name="T3">SCLK</text:span></text:p></draw:text-box></draw:frame><draw:polyline draw:style-name="gr8" draw:text-style-name="P8" svg:width="7.6906in" svg:height="0.2602in" draw:transform="rotate (-3.14159265358979) translate (8.48571428571429in 3.34642857142858in)" svg:viewBox="0 0 19535 662" draw:points="19535,0 15562,0 15562,662 14900,662 14900,0 14238,0 14238,662 13575,662 13575,0 12913,0 12913,662 12251,662 12251,0 11589,0 11589,662 10927,662 10927,0 10264,0 10264,662 9602,662 9602,0 8940,0 8940,662 8278,662 8278,0 7615,0 7615,662 6953,662 6953,0 6291,0 6291,662 5629,662 5629,0 993,0 993,662 331,662 331,0 0,0"><text:p/></draw:polyline><draw:frame draw:style-name="gr9" draw:text-style-name="P10" svg:width="0.6642in" svg:height="0.2185in" svg:x="0in" svg:y="3.65in"><draw:text-box><text:p text:style-name="P9"><text:span text:style-name="T3">MOSI (Q7)</text:span></text:p></draw:text-box></draw:frame><draw:frame draw:style-name="gr10" draw:text-style-name="P10" svg:width="0.6642in" svg:height="0.2252in" svg:x="0in" svg:y="2.6in"><draw:text-box><text:p text:style-name="P9"><text:span text:style-name="T3">SCLK-DIS</text:span></text:p></draw:text-box></draw:frame><draw:polyline draw:style-name="gr11" draw:text-style-name="P8" svg:width="7.6906in" svg:height="0.2602in" draw:transform="rotate (-3.14159265358979) translate (8.48571428571429in 2.825in)" svg:viewBox="0 0 19535 662" draw:points="19535,662 16224,662 16224,0 7284,0 5629,0 5629,662 1656,662 1656,0 0,0"><text:p/></draw:polyline><draw:polyline draw:style-name="gr12" draw:text-style-name="P11" svg:width="7.6906in" svg:height="0.2602in" svg:x="0.7945in" svg:y="3.6071in" svg:viewBox="0 0 19535 662" draw:points="0,662 2980,662 3311,0 4636,0 4967,662 5960,662 6291,0 7284,0 7615,662 8609,662 8940,0 9933,0 10264,662 11258,662 11589,0 12582,0 12913,662 13906,662 14238,0 17549,0 17880,662 19204,662 19535,0"><text:p/></draw:polyline><draw:polyline draw:style-name="gr13" draw:text-style-name="P11" svg:width="7.6906in" svg:height="0.2602in" svg:x="0.7945in" svg:y="3.6071in" svg:viewBox="0 0 19535 662" draw:points="0,0 2980,0 3311,662 4636,662 4967,0 5960,0 6291,662 7284,662 7615,0 8609,0 8940,662 9933,662 10264,0 11258,0 11589,662 12582,662 12913,0 13906,0 14238,662 17549,662 17880,0 19204,0 19535,662"><text:p/></draw:polyline><draw:line draw:style-name="gr14" draw:text-style-name="P12" svg:x1="2.3591in" svg:y1="2.4339in" svg:x2="2.3591in" svg:y2="4.65in"><text:p text:style-name="P9"><text:span text:style-name="T3">D7</text:span></text:p></draw:line><draw:line draw:style-name="gr15" draw:text-style-name="P12" svg:x1="2.8803in" svg:y1="2.4339in" svg:x2="2.8803in" svg:y2="4.65in"><text:p text:style-name="P9"><text:span text:style-name="T3">D6</text:span></text:p></draw:line><draw:line draw:style-name="gr16" draw:text-style-name="P12" svg:x1="3.402in" svg:y1="2.4339in" svg:x2="3.402in" svg:y2="4.65in"><text:p text:style-name="P9"><text:span text:style-name="T3">D5</text:span></text:p></draw:line><draw:line draw:style-name="gr17" draw:text-style-name="P12" svg:x1="3.9232in" svg:y1="2.4339in" svg:x2="3.9232in" svg:y2="4.65in"><text:p text:style-name="P9"><text:span text:style-name="T3">D4</text:span></text:p></draw:line><draw:line draw:style-name="gr18" draw:text-style-name="P12" svg:x1="4.4445in" svg:y1="2.4339in" svg:x2="4.4445in" svg:y2="4.65in"><text:p text:style-name="P9"><text:span text:style-name="T3">D3</text:span></text:p></draw:line><draw:line draw:style-name="gr19" draw:text-style-name="P12" svg:x1="4.9661in" svg:y1="2.4339in" svg:x2="4.9661in" svg:y2="4.65in"><text:p text:style-name="P9"><text:span text:style-name="T3">D2</text:span></text:p></draw:line><draw:line draw:style-name="gr20" draw:text-style-name="P12" svg:x1="5.4874in" svg:y1="2.4339in" svg:x2="5.4874in" svg:y2="4.65in"><text:p text:style-name="P9"><text:span text:style-name="T3">D1</text:span></text:p></draw:line><draw:line draw:style-name="gr21" draw:text-style-name="P12" svg:x1="6.0091in" svg:y1="2.4339in" svg:x2="6.0091in" svg:y2="4.65in"><text:p text:style-name="P9"><text:span text:style-name="T3">D0</text:span></text:p></draw:line><draw:polyline draw:style-name="gr22" draw:text-style-name="P11" svg:width="5.0835in" svg:height="0.2602in" svg:x="3.402in" svg:y="1.5213in" svg:viewBox="0 0 12913 662" draw:points="0,0 9602,0 9602,662 10927,662 10927,0 12913,0"><text:p/></draw:polyline><draw:line draw:style-name="gr23" draw:text-style-name="P12" svg:x1="8.0945in" svg:y1="2.4339in" svg:x2="8.0945in" svg:y2="4.65in"><text:p text:style-name="P9"><text:span text:style-name="T3">D7</text:span></text:p></draw:line><draw:frame draw:style-name="gr24" draw:text-style-name="P10" svg:width="0.6142in" svg:height="0.2039in" svg:x="0.05in" svg:y="2.1in"><draw:text-box><text:p text:style-name="P9"><text:span text:style-name="T3">74‘160 Q3</text:span></text:p></draw:text-box></draw:frame><draw:polyline draw:style-name="gr25" draw:text-style-name="P11" svg:width="7.6906in" svg:height="0.2602in" svg:x="0.7945in" svg:y="2.0429in" svg:viewBox="0 0 19535 662" draw:points="0,0 1656,0 1656,662 13906,662 13906,0 16224,0 16224,662 19535,662"><text:p/></draw:polyline><draw:frame draw:style-name="gr26" draw:text-style-name="P14" svg:width="8.5004in" svg:height="0.6504in" svg:x="0.15in" svg:y="0in"><draw:text-box><text:p text:style-name="P13"><text:span text:style-name="T4">H8/H89 SPI Timing (WIZ550io)</text:span></text:p></draw:text-box></draw:fram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uglas Miller</meta:initial-creator>
    <meta:creation-date>2019-07-15T12:02:31.332696683</meta:creation-date>
    <dc:date>2019-07-15T17:08:34.107751886</dc:date>
    <meta:editing-duration>PT14M34S</meta:editing-duration>
    <meta:editing-cycles>3</meta:editing-cycles>
    <meta:generator>LibreOffice/6.0.7.3$Linux_X86_64 LibreOffice_project/00m0$Build-3</meta:generator>
    <meta:document-statistic meta:table-count="0" meta:image-count="0" meta:object-count="0" meta:page-count="3" meta:paragraph-count="22" meta:word-count="754" meta:character-count="4212" meta:non-whitespace-character-count="3479"/>
  </office:meta>
</office:document-meta>
</file>